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ize="12pt" style:font-size-asian="12pt" style:font-size-complex="12pt"/>
    </style:style>
    <style:style style:name="P2" style:family="paragraph" style:parent-style-name="Standard"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P3" style:family="paragraph" style:parent-style-name="Standard">
      <style:text-properties style:use-window-font-color="true" style:font-name="Courier 10 Pitch" fo:font-size="12pt" style:font-size-asian="12pt" style:font-size-complex="12pt"/>
    </style:style>
    <style:style style:name="P4" style:family="paragraph" style:parent-style-name="Standard">
      <style:paragraph-properties fo:margin-left="1.251cm" fo:margin-right="0cm" fo:text-indent="0cm" style:auto-text-indent="false" fo:background-color="#e6e6ff">
        <style:background-image/>
      </style:paragraph-properties>
      <style:text-properties style:use-window-font-color="true" fo:font-size="12pt" style:font-size-asian="12pt" style:font-size-complex="12pt"/>
    </style:style>
    <style:style style:name="P5" style:family="paragraph" style:parent-style-name="Standard">
      <style:paragraph-properties fo:margin-left="1.251cm" fo:margin-right="0cm" fo:text-indent="0cm" style:auto-text-indent="false" fo:background-color="#e6e6ff">
        <style:background-image/>
      </style:paragraph-properties>
    </style:style>
    <style:style style:name="P6" style:family="paragraph" style:parent-style-name="Standard">
      <style:paragraph-properties fo:margin-left="1.251cm" fo:margin-right="0cm" fo:text-indent="0cm" style:auto-text-indent="false" fo:background-color="#e6e6ff">
        <style:background-image/>
      </style:paragraph-properties>
      <style:text-properties style:use-window-font-color="true" style:font-name="Courier 10 Pitch" fo:font-size="12pt" style:font-name-asian="Monospace" style:font-size-asian="12pt" style:font-name-complex="Monospace" style:font-size-complex="12pt"/>
    </style:style>
    <style:style style:name="P7" style:family="paragraph" style:parent-style-name="Standard">
      <style:paragraph-properties fo:margin-left="1.251cm" fo:margin-right="0cm" fo:text-indent="0cm" style:auto-text-indent="false" fo:background-color="#e6e6ff">
        <style:background-image/>
      </style:paragraph-properties>
      <style:text-properties style:use-window-font-color="true" fo:font-size="12pt" style:font-size-asian="12pt" style:font-size-complex="12pt"/>
    </style:style>
    <style:style style:name="P8" style:family="paragraph" style:parent-style-name="Standard">
      <style:text-properties style:use-window-font-color="true" style:font-name="Liberation Serif" fo:font-size="12pt" style:font-name-asian="Monospace" style:font-size-asian="12pt" style:font-name-complex="Monospace" style:font-size-complex="12pt"/>
    </style:style>
    <style:style style:name="P9" style:family="paragraph" style:parent-style-name="Standard">
      <style:text-properties style:use-window-font-color="true" fo:font-size="12pt" style:font-name-asian="Monospace" style:font-size-asian="12pt" style:font-name-complex="Monospace" style:font-size-complex="12pt"/>
    </style:style>
    <style:style style:name="P10" style:family="paragraph" style:parent-style-name="Standard">
      <style:text-properties style:use-window-font-color="true" fo:font-size="12pt" style:font-size-asian="12pt" style:font-size-complex="12pt"/>
    </style:style>
    <style:style style:name="T1" style:family="text">
      <style:text-properties style:font-name="Courier 10 Pitch" fo:font-style="normal" style:font-style-asian="normal" style:font-style-complex="normal"/>
    </style:style>
    <style:style style:name="T2" style:family="text">
      <style:text-properties style:font-name="Courier 10 Pitch" style:font-name-asian="Monospace" style:font-name-complex="Monospace"/>
    </style:style>
    <style:style style:name="T3" style:family="text">
      <style:text-properties style:font-name="Courier 10 Pitch" fo:font-weight="normal" style:font-name-asian="Monospace" style:font-weight-asian="normal" style:font-name-complex="Monospace" style:font-weight-complex="normal"/>
    </style:style>
    <style:style style:name="T4" style:family="text">
      <style:text-properties style:font-name="Liberation Serif1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Liberation Serif"/>
    </style:style>
    <style:style style:name="T7" style:family="text">
      <style:text-properties style:use-window-font-color="true" style:font-name="Courier 10 Pitch" fo:font-size="12pt" style:font-name-asian="Monospace" style:font-size-asian="12pt" style:font-name-complex="Monospace" style:font-size-complex="12pt"/>
    </style:style>
    <style:style style:name="T8" style:family="text">
      <style:text-properties style:font-name-asian="Monospace" style:font-name-complex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ice d'utilisation :</text:p>
      <text:p text:style-name="P1"/>
      <text:p text:style-name="P1">1 Descriptif général des classes</text:p>
      <text:p text:style-name="P1"/>
      <text:p text:style-name="P1">Cette bibliothèque comporte les classes suivantes :</text:p>
      <text:p text:style-name="P1"/>
      <text:p text:style-name="P3">Data.java</text:p>
      <text:p text:style-name="P3">Settings.java</text:p>
      <text:p text:style-name="P2">Ces deux classes comportent des méthodes publiques pour lire des données afin de les traiter.</text:p>
      <text:p text:style-name="P3"/>
      <text:p text:style-name="P3">StaticAnalysis.java</text:p>
      <text:p text:style-name="P3">DynamicAnalysis.java</text:p>
      <text:p text:style-name="P3">Sampling.java</text:p>
      <text:p text:style-name="P3">Icebergs.java</text:p>
      <text:p text:style-name="P3">Mice.java</text:p>
      <text:p text:style-name="P2">Ces six classes comportent des méthodes publiques et permettent d'effectuer l'analyse statistique d'un flux de données.</text:p>
      <text:p text:style-name="P1"/>
      <text:p text:style-name="P3">FingerPrint.java</text:p>
      <text:p text:style-name="P3">MyReader.java</text:p>
      <text:p text:style-name="P3">Element.java</text:p>
      <text:p text:style-name="P3">SamplingBag.java</text:p>
      <text:p text:style-name="P3">CountingBag.java</text:p>
      <text:p text:style-name="P2">Ces quatre classes sont les structures de données utilisées par le programme, leur visibilité est <text:span text:style-name="T1">protected</text:span><text:span text:style-name="T5"> </text:span>et elles ne sont pas destinées à être utilisées en dehors de la bibliothèque.</text:p>
      <text:p text:style-name="P1"/>
      <text:p text:style-name="P3">HashTest.java</text:p>
      <text:p text:style-name="P2">Cette dernière classe permet de tester la fonction de hachage choisie en effectuant un test du <text:span text:style-name="T4">χ</text:span>².</text:p>
      <text:p text:style-name="P1"/>
      <text:p text:style-name="P1">2 Pour démarrer : création d'un flux de données, les classes Data et Settings</text:p>
      <text:p text:style-name="P1"/>
      <text:p text:style-name="P1">L'ouverture et la lecture d'un flux d'entrée se fait grâce à la classe Data. Elle permet de lire un fichier via son nom ou une page Internet via son URL. <text:span text:style-name="T6">Voici</text:span> la syntaxe du constructeur pour créer un objet de type data :</text:p>
      <text:p text:style-name="P1"/>
      <text:p text:style-name="P4"><text:span text:style-name="T2">Data (String name, </text:span><text:span text:style-name="T3">int</text:span><text:span text:style-name="T2"> type, Settings s)</text:span></text:p>
      <text:p text:style-name="P6">name : le nom du fichier, ou l'URL de la page</text:p>
      <text:p text:style-name="P6">type : Data.FILE pour un fichier, Data.URL pour une url</text:p>
      <text:p text:style-name="P6">Settings : (optionnel) un objet de type settings (voir infra) précisant le type de données et le mode de lecture. Si aucun n'est donné, les valeurs par défaut de la classe Settings seront appliquées.</text:p>
      <text:p text:style-name="P8"/>
      <text:p text:style-name="P9">Les objets de type Settings permettent d'indiquer au programme le type de données à traiter (texte, logs) ainsi que le mode de lecture (mot-à-mot ou par k-shingles). Voici la syntaxe du constructeur :</text:p>
      <text:p text:style-name="P9"/>
      <text:p text:style-name="P4"><text:span text:style-name="T8"><text:s/></text:span><text:span text:style-name="T2">Settings(int type, int k)</text:span></text:p>
      <text:p text:style-name="P6">type : Settings.TEXT ou Settings.LOG</text:p>
      <text:p text:style-name="P6">k : nombre de mots consécutifs lus</text:p>
      <text:p text:style-name="P8">Les valeurs par défaut sont : type = Settings.TEXT, k = 1.</text:p>
      <text:p text:style-name="P8"/>
      <text:p text:style-name="P8">3 Comptage approché, comparaisons: StaticAnalysis</text:p>
      <text:p text:style-name="P8"><text:soft-page-break/></text:p>
      <text:p text:style-name="P8">La classe StaticAnalysis permet d'étudier un flux de données statique (typiquement : les œuvres complètes de Shakespeare) en calculant une empreinte du fichier. Un objet de la classe StaticAnalysis se crée via la syntaxe suivante :</text:p>
      <text:p text:style-name="P8"/>
      <text:p text:style-name="P6">StaticAnalysis(Data d, int b)</text:p>
      <text:p text:style-name="P6">d : le flux de données étudié</text:p>
      <text:p text:style-name="P6">b (optionnel) : la précision désirée. Valeur par défaut : 11</text:p>
      <text:p text:style-name="P8"/>
      <text:p text:style-name="P8">Il existe également un constructeur permettant de faire l'union de deux empreintes de fichier :</text:p>
      <text:p text:style-name="P5">S<text:span text:style-name="T7">taticAnalysis(StaticAnalysis fp1, StaticAnalysis fp2)</text:span></text:p>
      <text:p text:style-name="P6">fp1 : l'empreinte du premier fichier</text:p>
      <text:p text:style-name="P6">fp2 : l'empreinte du deuxième fichier</text:p>
      <text:p text:style-name="P8"/>
      <text:p text:style-name="P8">Remarque : les deux empreintes doivent avoir été calculées avec la même précision, sinon le programme affiche un message d'erreur.</text:p>
      <text:p text:style-name="P8"/>
      <text:p text:style-name="P8">Pour obtenir une estimation du nombre d'éléments distincts d'un fichier à une précision b, on fait appel à la méthode statique hyperLogLog de la classe StaticAnalysis, dont la syntaxe est la suivante :</text:p>
      <text:p text:style-name="P8"/>
      <text:p text:style-name="P6">public static double hyperLogLog (Data input, int b)</text:p>
      <text:p text:style-name="P6">input : le flux de données étudié</text:p>
      <text:p text:style-name="P6">b : la précision désirée</text:p>
      <text:p text:style-name="P8"/>
      <text:p text:style-name="P8">On peut également appeler depuis stdin la méthode main de la classe qui donne les estimations <text:s/>pour les différentes valeurs de b en exécutant : StaticAnalysis.java &lt;nom_du_fichier&gt;</text:p>
      <text:p text:style-name="P8"/>
      <text:p text:style-name="P8">Cette classe permet également le calcul de similarité entre deux fichiers grâce à la méthode statique similarity :</text:p>
      <text:p text:style-name="P8"/>
      <text:p text:style-name="P6">public static double similarity(StaticAnalysis fp1, StaticAnalysis fp2)</text:p>
      <text:p text:style-name="P6">fp1 : l'empreinte du premier fichier</text:p>
      <text:p text:style-name="P6">fp2 : l'empreinte du deuxième fichier</text:p>
      <text:p text:style-name="P8"/>
      <text:p text:style-name="P8">On peut également donner en argument à similarity un tableau d'empreintes, auquel cas similarity renvoie une matrice des comparaisons deux à deux des toutes les empreintes :</text:p>
      <text:p text:style-name="P8"/>
      <text:p text:style-name="P6">public static double [][] similarity(StaticAnalysis[] fp)</text:p>
      <text:p text:style-name="P6">fp : un tableau regroupant les empreintes à comparer.</text:p>
      <text:p text:style-name="P8"/>
      <text:p text:style-name="P8">Pour comparer des fichier dans un dossier, on utilise similarPairs, qui affiche le résultat sous la forme d'un tableau à double entrée dans la sortie standard : </text:p>
      <text:p text:style-name="P8"/>
      <text:p text:style-name="P6">public static void similarPairs(String directory, int b, int k)</text:p>
      <text:p text:style-name="P6">directory : le path du dossier d'entrée</text:p>
      <text:p text:style-name="P6">b : la précision désirée</text:p>
      <text:p text:style-name="P6">k : la taille des k-shingles utilisés pour la comparaison.</text:p>
      <text:p text:style-name="P8"/>
      <text:p text:style-name="P8">4 Étude dynamique, monitoring : DynamicAnalysis</text:p>
      <text:p text:style-name="P8"><text:soft-page-break/></text:p>
      <text:p text:style-name="P8">Pour étudier de façon dynamique un flux de données, il faut commencer par créer un objet de type DynamicAnalysis :</text:p>
      <text:p text:style-name="P8"/>
      <text:p text:style-name="P6">DynamicAnalysis (int b, int W, int nbr)</text:p>
      <text:p text:style-name="P6">b : la précision voulue</text:p>
      <text:p text:style-name="P6">W : la taille de la fenêtre</text:p>
      <text:p text:style-name="P6">nbr : le nombre de points gardés dans l'historique</text:p>
      <text:p text:style-name="P8"/>
      <text:p text:style-name="P8">Pour lire un nouvel élément et mettre à jour l'analyse :</text:p>
      <text:p text:style-name="P8"/>
      <text:p text:style-name="P6">public void newElement (Data d)</text:p>
      <text:p text:style-name="P6">d : le flux de données étudié</text:p>
      <text:p text:style-name="P8"/>
      <text:p text:style-name="P8">Obtenir l'historique des estimations :</text:p>
      <text:p text:style-name="P8"/>
      <text:p text:style-name="P6">public double[] getMemory()</text:p>
      <text:p text:style-name="P8"/>
      <text:p text:style-name="P8"/>
      <text:p text:style-name="P8">5 Échantillonnage statistique : Sampling, Mice, Icebergs</text:p>
      <text:p text:style-name="P8"/>
      <text:p text:style-name="P8">Pour effectuer un échantillonnage d'éléments représentatifs, on commence par créer un objet de la classe Sampling :</text:p>
      <text:p text:style-name="P8"/>
      <text:p text:style-name="P6">Sampling(Data d,int k)</text:p>
      <text:p text:style-name="P6">d : le flux de données étudié</text:p>
      <text:p text:style-name="P6">k : la taille de l'échantillon voulu</text:p>
      <text:p text:style-name="P8"/>
      <text:p text:style-name="P8">Le calcul et l'affichage de l'échantillon s'obtient par la méthode printSample :</text:p>
      <text:p text:style-name="P8"/>
      <text:p text:style-name="P5">p<text:span text:style-name="T7">ublic void printSample()</text:span></text:p>
      <text:p text:style-name="P8"/>
      <text:p text:style-name="P8">Pour obtenir une estimation du nombre de k-souris on crée un objet de la classe Mice puis on appelle la méthode getMiceProportions :</text:p>
      <text:p text:style-name="P8"/>
      <text:p text:style-name="P6">Mice(Data d,int n)</text:p>
      <text:p text:style-name="P6">d : le flux de données étudié</text:p>
      <text:p text:style-name="P6">n : la taille de l'échantillon utilisé pour l'estimation des k-souris</text:p>
      <text:p text:style-name="P8"/>
      <text:p text:style-name="P6">public double getMiceProportion(int occurrences)</text:p>
      <text:p text:style-name="P6">occurrences : le nombre d'occurrences des souris (i.e. le paramètre k des k-souris)</text:p>
      <text:p text:style-name="P8"/>
      <text:p text:style-name="P8">Pour afficher les icebergs on dispose de Icebergs.printIcebergs :</text:p>
      <text:p text:style-name="P8"/>
      <text:p text:style-name="P6">public static void printIcebergs(Data input, double theta)</text:p>
      <text:p text:style-name="P6">input : le flux de données étudié</text:p>
      <text:p text:style-name="P6">theta : un double, la fréquence minimale voulue pour les iceber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23:50:52</meta:creation-date>
    <dc:date>2013-06-03T20:31:54</dc:date>
    <meta:editing-duration>PT2H56M17S</meta:editing-duration>
    <meta:editing-cycles>75</meta:editing-cycles>
    <meta:generator>LibreOffice/3.5$Linux_x86 LibreOffice_project/350m1$Build-2</meta:generator>
    <meta:document-statistic meta:table-count="0" meta:image-count="0" meta:object-count="0" meta:page-count="3" meta:paragraph-count="86" meta:word-count="855" meta:character-count="5343" meta:non-whitespace-character-count="4573"/>
  </office:meta>
</office:document-meta>
</file>